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9eafa4" style:font-size-asian="8pt" style:font-size-complex="8pt"/>
    </style:style>
    <style:style style:name="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P3" style:family="paragraph" style:parent-style-name="headline1">
      <loext:graphic-properties draw:fill="none"/>
      <style:paragraph-properties fo:margin-left="0cm" fo:margin-right="0cm" fo:text-align="start" style:justify-single-word="false" fo:text-indent="0cm" style:auto-text-indent="false" fo:background-color="transparent"/>
      <style:text-properties style:font-name="DejaVu Sans" fo:font-size="26pt" officeooo:paragraph-rsid="039b8e73" style:font-size-asian="26pt" style:font-size-complex="26pt"/>
    </style:style>
    <style:style style:name="P4" style:family="paragraph" style:parent-style-name="Text_20_body">
      <loext:graphic-properties draw:fill="none"/>
      <style:paragraph-properties fo:margin-left="0cm" fo:margin-right="0cm" fo:text-indent="0cm" style:auto-text-indent="false" fo:background-color="transparent"/>
    </style:style>
    <style:style style:name="P5" style:family="paragraph" style:parent-style-name="Text_20_body">
      <loext:graphic-properties draw:fill="none"/>
      <style:paragraph-properties fo:margin-left="0cm" fo:margin-right="0cm" fo:text-indent="0cm" style:auto-text-indent="false" fo:background-color="transparent"/>
      <style:text-properties style:font-name="DejaVu Sans" fo:font-size="12pt" style:font-size-asian="12pt" style:font-size-complex="12pt"/>
    </style:style>
    <style:style style:name="P6"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87cd0e"/>
    </style:style>
    <style:style style:name="P7" style:family="paragraph" style:parent-style-name="Heading_20_1">
      <loext:graphic-properties draw:fill="none"/>
      <style:paragraph-properties fo:margin-left="0cm" fo:margin-right="0cm" fo:text-align="start" style:justify-single-word="false" fo:text-indent="0cm" style:auto-text-indent="false" fo:background-color="transparent"/>
      <style:text-properties officeooo:paragraph-rsid="039b8e73"/>
    </style:style>
    <style:style style:name="P8"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9"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10"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P11"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12" style:family="paragraph" style:parent-style-name="Text_20_body">
      <loext:graphic-properties draw:fill="none"/>
      <style:paragraph-properties fo:margin-left="0cm" fo:margin-right="0cm" fo:text-indent="0cm" style:auto-text-indent="false" fo:break-before="page" fo:background-color="transparent"/>
      <style:text-properties officeooo:paragraph-rsid="03a6d267"/>
    </style:style>
    <style:style style:name="T1" style:family="text">
      <style:text-properties fo:color="#000000" style:text-position="12% 100%" fo:font-style="normal" officeooo:rsid="027d8f48" style:font-style-asian="normal" style:font-style-complex="normal"/>
    </style:style>
    <style:style style:name="T2" style:family="text">
      <style:text-properties fo:color="#000000" style:text-position="12% 100%" style:font-name="Aharoni CLM" fo:font-size="22pt" style:font-size-asian="22pt" style:font-size-complex="22pt"/>
    </style:style>
    <style:style style:name="T3" style:family="text">
      <style:text-properties fo:color="#000000" style:text-position="12% 100%" style:font-name="Aharoni CLM" fo:font-size="22pt" officeooo:rsid="039b8e73" style:font-size-asian="22pt" style:font-size-complex="22pt"/>
    </style:style>
    <style:style style:name="T4" style:family="text">
      <style:text-properties fo:color="#000000" style:font-name="DejaVu Sans" fo:font-size="12pt" style:font-size-asian="12pt" style:font-size-complex="12pt"/>
    </style:style>
    <style:style style:name="T5" style:family="text">
      <style:text-properties fo:color="#000000" style:font-name="DejaVu Sans" fo:font-size="12pt" officeooo:rsid="02d1e348" style:font-size-asian="12pt" style:font-size-complex="12pt"/>
    </style:style>
    <style:style style:name="T6" style:family="text">
      <style:text-properties fo:color="#000000" style:font-name="DejaVu Sans" fo:font-size="12pt" officeooo:rsid="02ffbc80" style:font-size-asian="12pt" style:font-size-complex="12pt"/>
    </style:style>
    <style:style style:name="T7" style:family="text">
      <style:text-properties fo:color="#000000" style:font-name="DejaVu Sans" fo:font-size="12pt" officeooo:rsid="03179547" style:font-size-asian="12pt" style:font-size-complex="12pt"/>
    </style:style>
    <style:style style:name="T8" style:family="text">
      <style:text-properties fo:color="#000000" style:font-name="DejaVu Sans" fo:font-size="12pt" officeooo:rsid="033b1af3" style:font-size-asian="12pt" style:font-size-complex="12pt"/>
    </style:style>
    <style:style style:name="T9" style:family="text">
      <style:text-properties fo:color="#000000" style:font-name="DejaVu Sans" fo:font-size="12pt" officeooo:rsid="033bba49" style:font-size-asian="12pt" style:font-size-complex="12pt"/>
    </style:style>
    <style:style style:name="T10" style:family="text">
      <style:text-properties fo:color="#000000" style:font-name="DejaVu Sans" fo:font-size="12pt" officeooo:rsid="02dab7e7" style:font-size-asian="12pt" style:font-size-complex="12pt"/>
    </style:style>
    <style:style style:name="T11" style:family="text">
      <style:text-properties fo:color="#000000" style:font-name="DejaVu Sans" fo:font-size="12pt" officeooo:rsid="0329002d" style:font-size-asian="12pt" style:font-size-complex="12pt"/>
    </style:style>
    <style:style style:name="T12" style:family="text">
      <style:text-properties fo:color="#000000" style:font-name="DejaVu Sans" fo:font-size="12pt" officeooo:rsid="031ebc8e" style:font-size-asian="12pt" style:font-size-complex="12pt"/>
    </style:style>
    <style:style style:name="T13" style:family="text">
      <style:text-properties fo:color="#000000" style:font-name="DejaVu Sans" fo:font-size="12pt" officeooo:rsid="031beaab" style:font-size-asian="12pt" style:font-size-complex="12pt"/>
    </style:style>
    <style:style style:name="T14" style:family="text">
      <style:text-properties fo:color="#000000" style:font-name="DejaVu Sans" fo:font-size="12pt" officeooo:rsid="033ed18c" style:font-size-asian="12pt" style:font-size-complex="12pt"/>
    </style:style>
    <style:style style:name="T15" style:family="text">
      <style:text-properties fo:color="#000000" style:font-name="DejaVu Sans" fo:font-size="12pt" officeooo:rsid="0306e546" style:font-size-asian="12pt" style:font-size-complex="12pt"/>
    </style:style>
    <style:style style:name="T16" style:family="text">
      <style:text-properties fo:color="#000000" style:font-name="DejaVu Sans" fo:font-size="12pt" officeooo:rsid="03329e4b" style:font-size-asian="12pt" style:font-size-complex="12pt"/>
    </style:style>
    <style:style style:name="T17" style:family="text">
      <style:text-properties fo:color="#000000" style:font-name="DejaVu Sans" fo:font-size="12pt" officeooo:rsid="033d14e7" style:font-size-asian="12pt" style:font-size-complex="12pt"/>
    </style:style>
    <style:style style:name="T18" style:family="text">
      <style:text-properties fo:color="#000000" style:font-name="DejaVu Sans" fo:font-size="12pt" officeooo:rsid="033f0ac5" style:font-size-asian="12pt" style:font-size-complex="12pt"/>
    </style:style>
    <style:style style:name="T19" style:family="text">
      <style:text-properties fo:color="#000000" style:font-name="DejaVu Sans" fo:font-size="12pt" officeooo:rsid="032099ea" style:font-size-asian="12pt" style:font-size-complex="12pt"/>
    </style:style>
    <style:style style:name="T20" style:family="text">
      <style:text-properties fo:color="#000000" style:font-name="DejaVu Sans" fo:font-size="12pt" officeooo:rsid="030a189e" style:font-size-asian="12pt" style:font-size-complex="12pt"/>
    </style:style>
    <style:style style:name="T21" style:family="text">
      <style:text-properties fo:color="#000000" style:font-name="DejaVu Sans" fo:font-size="12pt" officeooo:rsid="0318c104" style:font-size-asian="12pt" style:font-size-complex="12pt"/>
    </style:style>
    <style:style style:name="T22" style:family="text">
      <style:text-properties fo:color="#000000" style:font-name="DejaVu Sans" fo:font-size="12pt" officeooo:rsid="0340b0f8" style:font-size-asian="12pt" style:font-size-complex="12pt"/>
    </style:style>
    <style:style style:name="T23" style:family="text">
      <style:text-properties fo:color="#000000" style:font-name="DejaVu Sans" fo:font-size="12pt" officeooo:rsid="03439626" style:font-size-asian="12pt" style:font-size-complex="12pt"/>
    </style:style>
    <style:style style:name="T24" style:family="text">
      <style:text-properties fo:color="#000000" style:font-name="DejaVu Sans" fo:font-size="12pt" officeooo:rsid="03214911" style:font-size-asian="12pt" style:font-size-complex="12pt"/>
    </style:style>
    <style:style style:name="T25" style:family="text">
      <style:text-properties fo:color="#000000" style:font-name="DejaVu Sans" fo:font-size="12pt" officeooo:rsid="0334c639" style:font-size-asian="12pt" style:font-size-complex="12pt"/>
    </style:style>
    <style:style style:name="T26" style:family="text">
      <style:text-properties fo:color="#000000" style:font-name="DejaVu Sans" fo:font-size="12pt" officeooo:rsid="032536ca" style:font-size-asian="12pt" style:font-size-complex="12pt"/>
    </style:style>
    <style:style style:name="T27" style:family="text">
      <style:text-properties fo:color="#000000" style:font-name="DejaVu Sans" fo:font-size="12pt" officeooo:rsid="034f018e" style:font-size-asian="12pt" style:font-size-complex="12pt"/>
    </style:style>
    <style:style style:name="T28" style:family="text">
      <style:text-properties fo:color="#000000" style:font-name="DejaVu Sans" fo:font-size="12pt" officeooo:rsid="032a0c20" style:font-size-asian="12pt" style:font-size-complex="12pt"/>
    </style:style>
    <style:style style:name="T29" style:family="text">
      <style:text-properties fo:color="#000000" style:font-name="DejaVu Sans" fo:font-size="12pt" officeooo:rsid="0342ffc5" style:font-size-asian="12pt" style:font-size-complex="12pt"/>
    </style:style>
    <style:style style:name="T30" style:family="text">
      <style:text-properties fo:color="#000000" style:font-name="DejaVu Sans" fo:font-size="12pt" officeooo:rsid="034144bc" style:font-size-asian="12pt" style:font-size-complex="12pt"/>
    </style:style>
    <style:style style:name="T31" style:family="text">
      <style:text-properties fo:color="#000000" style:font-name="DejaVu Sans" fo:font-size="12pt" officeooo:rsid="0354cf57" style:font-size-asian="12pt" style:font-size-complex="12pt"/>
    </style:style>
    <style:style style:name="T32" style:family="text">
      <style:text-properties fo:color="#000000" style:font-name="DejaVu Sans" fo:font-size="12pt" officeooo:rsid="0356c25b" style:font-size-asian="12pt" style:font-size-complex="12pt"/>
    </style:style>
    <style:style style:name="T33" style:family="text">
      <style:text-properties fo:color="#000000" style:font-name="DejaVu Sans" fo:font-size="12pt" officeooo:rsid="0357169d" style:font-size-asian="12pt" style:font-size-complex="12pt"/>
    </style:style>
    <style:style style:name="T34" style:family="text">
      <style:text-properties fo:color="#000000" style:font-name="DejaVu Sans" fo:font-size="12pt" officeooo:rsid="03579734" style:font-size-asian="12pt" style:font-size-complex="12pt"/>
    </style:style>
    <style:style style:name="T35" style:family="text">
      <style:text-properties fo:color="#000000" style:font-name="DejaVu Sans" fo:font-size="12pt" officeooo:rsid="0357e256" style:font-size-asian="12pt" style:font-size-complex="12pt"/>
    </style:style>
    <style:style style:name="T36" style:family="text">
      <style:text-properties fo:color="#000000" style:font-name="DejaVu Sans" fo:font-size="12pt" officeooo:rsid="0357ef0d" style:font-size-asian="12pt" style:font-size-complex="12pt"/>
    </style:style>
    <style:style style:name="T37" style:family="text">
      <style:text-properties fo:color="#000000" style:font-name="DejaVu Sans" fo:font-size="12pt" officeooo:rsid="035eb01c" style:font-size-asian="12pt" style:font-size-complex="12pt"/>
    </style:style>
    <style:style style:name="T38" style:family="text">
      <style:text-properties fo:color="#000000" style:font-name="DejaVu Sans" fo:font-size="12pt" officeooo:rsid="0368ccb4" style:font-size-asian="12pt" style:font-size-complex="12pt"/>
    </style:style>
    <style:style style:name="T39" style:family="text">
      <style:text-properties fo:color="#000000" style:font-name="DejaVu Sans" fo:font-size="12pt" officeooo:rsid="036ac626" style:font-size-asian="12pt" style:font-size-complex="12pt"/>
    </style:style>
    <style:style style:name="T40" style:family="text">
      <style:text-properties fo:color="#000000" style:font-name="DejaVu Sans" fo:font-size="12pt" officeooo:rsid="036bd0ae" style:font-size-asian="12pt" style:font-size-complex="12pt"/>
    </style:style>
    <style:style style:name="T41" style:family="text">
      <style:text-properties fo:color="#000000" style:font-name="DejaVu Sans" fo:font-size="12pt" officeooo:rsid="036dc630" style:font-size-asian="12pt" style:font-size-complex="12pt"/>
    </style:style>
    <style:style style:name="T42" style:family="text">
      <style:text-properties fo:color="#000000" style:font-name="DejaVu Sans" fo:font-size="12pt" officeooo:rsid="036f11f1" style:font-size-asian="12pt" style:font-size-complex="12pt"/>
    </style:style>
    <style:style style:name="T43" style:family="text">
      <style:text-properties fo:color="#000000" style:font-name="DejaVu Sans" fo:font-size="12pt" officeooo:rsid="03710963" style:font-size-asian="12pt" style:font-size-complex="12pt"/>
    </style:style>
    <style:style style:name="T44" style:family="text">
      <style:text-properties fo:color="#000000" style:font-name="DejaVu Sans" fo:font-size="12pt" officeooo:rsid="0371eccb" style:font-size-asian="12pt" style:font-size-complex="12pt"/>
    </style:style>
    <style:style style:name="T45" style:family="text">
      <style:text-properties fo:color="#000000" style:font-name="DejaVu Sans" fo:font-size="12pt" officeooo:rsid="0377b936" style:font-size-asian="12pt" style:font-size-complex="12pt"/>
    </style:style>
    <style:style style:name="T46" style:family="text">
      <style:text-properties fo:color="#000000" style:font-name="DejaVu Sans" fo:font-size="12pt" officeooo:rsid="03809fd1" style:font-size-asian="12pt" style:font-size-complex="12pt"/>
    </style:style>
    <style:style style:name="T47" style:family="text">
      <style:text-properties fo:color="#000000" style:font-name="DejaVu Sans" fo:font-size="12pt" officeooo:rsid="038572e6" style:font-size-asian="12pt" style:font-size-complex="12pt"/>
    </style:style>
    <style:style style:name="T48" style:family="text">
      <style:text-properties fo:color="#000000" style:font-name="DejaVu Sans" fo:font-size="12pt" officeooo:rsid="0387c8c8" style:font-size-asian="12pt" style:font-size-complex="12pt"/>
    </style:style>
    <style:style style:name="T49" style:family="text">
      <style:text-properties fo:color="#000000" style:font-name="DejaVu Sans" fo:font-size="12pt" officeooo:rsid="0387cd0e" style:font-size-asian="12pt" style:font-size-complex="12pt"/>
    </style:style>
    <style:style style:name="T50" style:family="text">
      <style:text-properties fo:color="#000000" style:font-name="DejaVu Sans" fo:font-size="12pt" officeooo:rsid="038d45ac" style:font-size-asian="12pt" style:font-size-complex="12pt"/>
    </style:style>
    <style:style style:name="T51" style:family="text">
      <style:text-properties fo:color="#000000" style:font-name="DejaVu Sans" fo:font-size="12pt" officeooo:rsid="03940262" style:font-size-asian="12pt" style:font-size-complex="12pt"/>
    </style:style>
    <style:style style:name="T52" style:family="text">
      <style:text-properties fo:color="#000000" style:font-name="DejaVu Sans" fo:font-size="12pt" officeooo:rsid="0395904f" style:font-size-asian="12pt" style:font-size-complex="12pt"/>
    </style:style>
    <style:style style:name="T53" style:family="text">
      <style:text-properties fo:color="#000000" style:font-name="DejaVu Sans" fo:font-size="12pt" officeooo:rsid="03a6ee4e" style:font-size-asian="12pt" style:font-size-complex="12pt"/>
    </style:style>
    <style:style style:name="T54" style:family="text">
      <style:text-properties fo:color="#000000" style:font-name="DejaVu Sans" fo:font-size="12pt" officeooo:rsid="03a79664" style:font-size-asian="12pt" style:font-size-complex="12pt"/>
    </style:style>
    <style:style style:name="T55" style:family="text">
      <style:text-properties fo:color="#000000" style:font-name="DejaVu Sans" fo:font-size="12pt" officeooo:rsid="03a7c26a" style:font-size-asian="12pt" style:font-size-complex="12pt"/>
    </style:style>
    <style:style style:name="T56" style:family="text">
      <style:text-properties fo:color="#000000" style:font-name="DejaVu Sans" fo:font-size="12pt" officeooo:rsid="03a9460e" style:font-size-asian="12pt" style:font-size-complex="12pt"/>
    </style:style>
    <style:style style:name="T57" style:family="text">
      <style:text-properties fo:color="#000000" style:font-name="DejaVu Sans" fo:font-size="12pt" officeooo:rsid="02d1e348" fo:background-color="transparent" loext:char-shading-value="0" style:font-size-asian="12pt" style:font-size-complex="12pt"/>
    </style:style>
    <style:style style:name="T58" style:family="text">
      <style:text-properties fo:color="#000000" style:font-name="DejaVu Sans" fo:font-size="12pt" officeooo:rsid="030e382e" fo:background-color="transparent" loext:char-shading-value="0" style:font-size-asian="12pt" style:font-size-complex="12pt"/>
    </style:style>
    <style:style style:name="T59" style:family="text">
      <style:text-properties fo:color="#000000" style:font-name="DejaVu Sans" fo:font-size="12pt" officeooo:rsid="02f79874" fo:background-color="transparent" loext:char-shading-value="0" style:font-size-asian="12pt" style:font-size-complex="12pt"/>
    </style:style>
    <style:style style:name="T60" style:family="text">
      <style:text-properties fo:color="#000000" style:font-name="DejaVu Sans" fo:font-size="12pt" officeooo:rsid="02e18bd7" fo:background-color="transparent" loext:char-shading-value="0" style:font-size-asian="12pt" style:font-size-complex="12pt"/>
    </style:style>
    <style:style style:name="T61" style:family="text">
      <style:text-properties fo:color="#000000" style:font-name="DejaVu Sans" fo:font-size="12pt" officeooo:rsid="0317623a" fo:background-color="transparent" loext:char-shading-value="0" style:font-size-asian="12pt" style:font-size-complex="12pt"/>
    </style:style>
    <style:style style:name="T62" style:family="text">
      <style:text-properties fo:color="#000000" style:font-name="DejaVu Sans" fo:font-size="12pt" officeooo:rsid="0314224e" fo:background-color="transparent" loext:char-shading-value="0" style:font-size-asian="12pt" style:font-size-complex="12pt"/>
    </style:style>
    <style:style style:name="T63" style:family="text">
      <style:text-properties fo:color="#000000" style:font-name="DejaVu Sans" fo:font-size="12pt" officeooo:rsid="0348a3f5" fo:background-color="transparent" loext:char-shading-value="0" style:font-size-asian="12pt" style:font-size-complex="12pt"/>
    </style:style>
    <style:style style:name="T64" style:family="text">
      <style:text-properties fo:color="#000000" style:font-name="DejaVu Sans" fo:font-size="12pt" officeooo:rsid="03110e49" fo:background-color="transparent" loext:char-shading-value="0" style:font-size-asian="12pt" style:font-size-complex="12pt"/>
    </style:style>
    <style:style style:name="T65" style:family="text">
      <style:text-properties fo:color="#000000" style:font-name="DejaVu Sans" fo:font-size="12pt" officeooo:rsid="0311e5b5" fo:background-color="transparent" loext:char-shading-value="0" style:font-size-asian="12pt" style:font-size-complex="12pt"/>
    </style:style>
    <style:style style:name="T66" style:family="text">
      <style:text-properties fo:color="#000000" style:font-name="DejaVu Sans" fo:font-size="12pt" officeooo:rsid="0303475b" fo:background-color="transparent" loext:char-shading-value="0" style:font-size-asian="12pt" style:font-size-complex="12pt"/>
    </style:style>
    <style:style style:name="T67" style:family="text">
      <style:text-properties fo:color="#000000" style:font-name="DejaVu Sans" fo:font-size="12pt" officeooo:rsid="03179547" fo:background-color="transparent" loext:char-shading-value="0" style:font-size-asian="12pt" style:font-size-complex="12pt"/>
    </style:style>
    <style:style style:name="T68" style:family="text">
      <style:text-properties fo:color="#000000" style:font-name="DejaVu Sans" fo:font-size="12pt" officeooo:rsid="031365a4" fo:background-color="transparent" loext:char-shading-value="0" style:font-size-asian="12pt" style:font-size-complex="12pt"/>
    </style:style>
    <style:style style:name="T69" style:family="text">
      <style:text-properties fo:color="#000000" style:font-name="DejaVu Sans" fo:font-size="12pt" officeooo:rsid="032dffee" fo:background-color="transparent" loext:char-shading-value="0" style:font-size-asian="12pt" style:font-size-complex="12pt"/>
    </style:style>
    <style:style style:name="T70" style:family="text">
      <style:text-properties fo:color="#000000" style:font-name="DejaVu Sans" fo:font-size="12pt" officeooo:rsid="034c90d0" fo:background-color="transparent" loext:char-shading-value="0" style:font-size-asian="12pt" style:font-size-complex="12pt"/>
    </style:style>
    <style:style style:name="T71" style:family="text">
      <style:text-properties fo:color="#000000" style:font-name="DejaVu Sans" fo:font-size="12pt" officeooo:rsid="02fce1d8" fo:background-color="transparent" loext:char-shading-value="0" style:font-size-asian="12pt" style:font-size-complex="12pt"/>
    </style:style>
    <style:style style:name="T72" style:family="text">
      <style:text-properties fo:color="#000000" style:font-name="DejaVu Sans" fo:font-size="12pt" officeooo:rsid="02fe003f" fo:background-color="transparent" loext:char-shading-value="0" style:font-size-asian="12pt" style:font-size-complex="12pt"/>
    </style:style>
    <style:style style:name="T73" style:family="text">
      <style:text-properties fo:color="#000000" style:font-name="DejaVu Sans" fo:font-size="12pt" officeooo:rsid="02fb05c5" fo:background-color="transparent" loext:char-shading-value="0" style:font-size-asian="12pt" style:font-size-complex="12pt"/>
    </style:style>
    <style:style style:name="T74" style:family="text">
      <style:text-properties fo:color="#000000" style:font-name="DejaVu Sans" fo:font-size="12pt" officeooo:rsid="03271e37" fo:background-color="transparent" loext:char-shading-value="0" style:font-size-asian="12pt" style:font-size-complex="12pt"/>
    </style:style>
    <style:style style:name="T75" style:family="text">
      <style:text-properties fo:color="#000000" style:font-name="DejaVu Sans" fo:font-size="12pt" officeooo:rsid="02f90681" fo:background-color="transparent" loext:char-shading-value="0" style:font-size-asian="12pt" style:font-size-complex="12pt"/>
    </style:style>
    <style:style style:name="T76" style:family="text">
      <style:text-properties fo:color="#000000" style:font-name="DejaVu Sans" fo:font-size="12pt" officeooo:rsid="02ffbc80" fo:background-color="transparent" loext:char-shading-value="0" style:font-size-asian="12pt" style:font-size-complex="12pt"/>
    </style:style>
    <style:style style:name="T77" style:family="text">
      <style:text-properties fo:color="#000000" style:font-name="DejaVu Sans" fo:font-size="12pt" officeooo:rsid="03363502" fo:background-color="transparent" loext:char-shading-value="0" style:font-size-asian="12pt" style:font-size-complex="12pt"/>
    </style:style>
    <style:style style:name="T78" style:family="text">
      <style:text-properties fo:color="#000000" style:font-name="DejaVu Sans" fo:font-size="12pt" officeooo:rsid="03214911" fo:background-color="transparent" loext:char-shading-value="0" style:font-size-asian="12pt" style:font-size-complex="12pt"/>
    </style:style>
    <style:style style:name="T79" style:family="text">
      <style:text-properties fo:color="#000000" style:font-name="DejaVu Sans" fo:font-size="12pt" officeooo:rsid="035bf182" fo:background-color="transparent" loext:char-shading-value="0" style:font-size-asian="12pt" style:font-size-complex="12pt"/>
    </style:style>
    <style:style style:name="T80" style:family="text">
      <style:text-properties fo:color="#000000" style:font-name="DejaVu Sans" fo:font-size="12pt" officeooo:rsid="035c3d67" fo:background-color="transparent" loext:char-shading-value="0" style:font-size-asian="12pt" style:font-size-complex="12pt"/>
    </style:style>
    <style:style style:name="T81" style:family="text">
      <style:text-properties fo:color="#000000" style:font-name="DejaVu Sans" fo:font-size="12pt" officeooo:rsid="035ed7ff" fo:background-color="transparent" loext:char-shading-value="0" style:font-size-asian="12pt" style:font-size-complex="12pt"/>
    </style:style>
    <style:style style:name="T82" style:family="text">
      <style:text-properties fo:color="#000000" style:font-name="DejaVu Sans" fo:font-size="12pt" officeooo:rsid="0360b74e" fo:background-color="transparent" loext:char-shading-value="0" style:font-size-asian="12pt" style:font-size-complex="12pt"/>
    </style:style>
    <style:style style:name="T83" style:family="text">
      <style:text-properties fo:color="#000000" style:font-name="DejaVu Sans" fo:font-size="12pt" officeooo:rsid="0363c867" fo:background-color="transparent" loext:char-shading-value="0" style:font-size-asian="12pt" style:font-size-complex="12pt"/>
    </style:style>
    <style:style style:name="T84" style:family="text">
      <style:text-properties fo:color="#000000" style:font-name="DejaVu Sans" fo:font-size="12pt" officeooo:rsid="03653f92" fo:background-color="transparent" loext:char-shading-value="0" style:font-size-asian="12pt" style:font-size-complex="12pt"/>
    </style:style>
    <style:style style:name="T85" style:family="text">
      <style:text-properties fo:color="#000000" style:font-name="DejaVu Sans" fo:font-size="12pt" officeooo:rsid="036521dc" fo:background-color="transparent" loext:char-shading-value="0" style:font-size-asian="12pt" style:font-size-complex="12pt"/>
    </style:style>
    <style:style style:name="T86" style:family="text">
      <style:text-properties fo:color="#000000" style:font-name="DejaVu Sans" fo:font-size="12pt" officeooo:rsid="03672432" fo:background-color="transparent" loext:char-shading-value="0" style:font-size-asian="12pt" style:font-size-complex="12pt"/>
    </style:style>
    <style:style style:name="T87" style:family="text">
      <style:text-properties fo:color="#000000" style:font-name="DejaVu Sans" fo:font-size="12pt" officeooo:rsid="0368ccb4" fo:background-color="transparent" loext:char-shading-value="0" style:font-size-asian="12pt" style:font-size-complex="12pt"/>
    </style:style>
    <style:style style:name="T88" style:family="text">
      <style:text-properties fo:color="#000000" style:font-name="DejaVu Sans" fo:font-size="12pt" officeooo:rsid="032df7a0" fo:background-color="transparent" loext:char-shading-value="0" style:font-size-asian="12pt" style:font-size-complex="12pt"/>
    </style:style>
    <style:style style:name="T89" style:family="text">
      <style:text-properties fo:color="#000000" style:font-name="DejaVu Sans" fo:font-size="12pt" officeooo:rsid="03762105" fo:background-color="transparent" loext:char-shading-value="0" style:font-size-asian="12pt" style:font-size-complex="12pt"/>
    </style:style>
    <style:style style:name="T90" style:family="text">
      <style:text-properties fo:color="#000000" style:font-name="DejaVu Sans" fo:font-size="12pt" officeooo:rsid="03763b00" fo:background-color="transparent" loext:char-shading-value="0" style:font-size-asian="12pt" style:font-size-complex="12pt"/>
    </style:style>
    <style:style style:name="T91" style:family="text">
      <style:text-properties fo:color="#000000" style:font-name="DejaVu Sans" fo:font-size="12pt" officeooo:rsid="0379a6be" fo:background-color="transparent" loext:char-shading-value="0" style:font-size-asian="12pt" style:font-size-complex="12pt"/>
    </style:style>
    <style:style style:name="T92" style:family="text">
      <style:text-properties fo:color="#000000" style:font-name="DejaVu Sans" fo:font-size="12pt" officeooo:rsid="037c44b0" fo:background-color="transparent" loext:char-shading-value="0" style:font-size-asian="12pt" style:font-size-complex="12pt"/>
    </style:style>
    <style:style style:name="T93" style:family="text">
      <style:text-properties fo:color="#000000" style:font-name="DejaVu Sans" fo:font-size="12pt" officeooo:rsid="037d548a" fo:background-color="transparent" loext:char-shading-value="0" style:font-size-asian="12pt" style:font-size-complex="12pt"/>
    </style:style>
    <style:style style:name="T94" style:family="text">
      <style:text-properties fo:color="#000000" style:font-name="DejaVu Sans" fo:font-size="12pt" officeooo:rsid="037e8d8f" fo:background-color="transparent" loext:char-shading-value="0" style:font-size-asian="12pt" style:font-size-complex="12pt"/>
    </style:style>
    <style:style style:name="T95" style:family="text">
      <style:text-properties fo:color="#000000" style:font-name="DejaVu Sans" fo:font-size="12pt" officeooo:rsid="038398c2" fo:background-color="transparent" loext:char-shading-value="0" style:font-size-asian="12pt" style:font-size-complex="12pt"/>
    </style:style>
    <style:style style:name="T96" style:family="text">
      <style:text-properties fo:color="#000000" style:font-name="DejaVu Sans" fo:font-size="12pt" officeooo:rsid="039aac2c" fo:background-color="transparent" loext:char-shading-value="0" style:font-size-asian="12pt" style:font-size-complex="12pt"/>
    </style:style>
    <style:style style:name="T97" style:family="text">
      <style:text-properties fo:color="#000000" style:font-name="DejaVu Sans" fo:font-size="12pt" officeooo:rsid="03a56b48" fo:background-color="transparent" loext:char-shading-value="0" style:font-size-asian="12pt" style:font-size-complex="12pt"/>
    </style:style>
    <style:style style:name="T98" style:family="text">
      <style:text-properties fo:color="#000000" style:font-name="DejaVu Sans" fo:font-size="12pt" fo:font-weight="normal" style:font-size-asian="12pt" style:font-weight-asian="normal" style:font-size-complex="12pt" style:font-weight-complex="normal"/>
    </style:style>
    <style:style style:name="T99" style:family="text">
      <style:text-properties fo:color="#000000" style:font-name="DejaVu Sans" fo:font-size="12pt" fo:font-weight="normal" officeooo:rsid="031beaab" style:font-size-asian="12pt" style:font-weight-asian="normal" style:font-size-complex="12pt" style:font-weight-complex="normal"/>
    </style:style>
    <style:style style:name="T100" style:family="text">
      <style:text-properties fo:color="#000000" style:font-name="DejaVu Sans" fo:font-size="12pt" fo:font-weight="normal" officeooo:rsid="0329002d" style:font-size-asian="12pt" style:font-weight-asian="normal" style:font-size-complex="12pt" style:font-weight-complex="normal"/>
    </style:style>
    <style:style style:name="T101" style:family="text">
      <style:text-properties fo:color="#000000" style:font-name="DejaVu Sans" fo:font-size="12pt" fo:font-weight="normal" officeooo:rsid="02e10aa9" style:font-size-asian="12pt" style:font-weight-asian="normal" style:font-size-complex="12pt" style:font-weight-complex="normal"/>
    </style:style>
    <style:style style:name="T102" style:family="text">
      <style:text-properties fo:color="#000000" style:font-name="DejaVu Sans" fo:font-size="12pt" fo:font-weight="normal" officeooo:rsid="031b53ea" style:font-size-asian="12pt" style:font-weight-asian="normal" style:font-size-complex="12pt" style:font-weight-complex="normal"/>
    </style:style>
    <style:style style:name="T103" style:family="text">
      <style:text-properties fo:color="#000000" style:font-name="DejaVu Sans" fo:font-size="12pt" fo:font-weight="normal" officeooo:rsid="032fb979" style:font-size-asian="12pt" style:font-weight-asian="normal" style:font-size-complex="12pt" style:font-weight-complex="normal"/>
    </style:style>
    <style:style style:name="T104" style:family="text">
      <style:text-properties fo:color="#000000" style:font-name="DejaVu Sans" fo:font-size="12pt" fo:font-weight="normal" officeooo:rsid="03a6d267" style:font-size-asian="12pt" style:font-weight-asian="normal" style:font-size-complex="12pt" style:font-weight-complex="normal"/>
    </style:style>
    <style:style style:name="T105"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6" style:family="text">
      <style:text-properties fo:color="#000000" style:font-name="Aharoni CLM" fo:font-size="16pt" style:font-size-asian="16pt"/>
    </style:style>
    <style:style style:name="T107" style:family="text">
      <style:text-properties fo:font-style="normal" officeooo:rsid="00cdfafe" style:font-style-asian="normal" style:font-style-complex="normal"/>
    </style:style>
    <style:style style:name="T108" style:family="text">
      <style:text-properties fo:font-style="normal" officeooo:rsid="01935357" style:font-style-asian="normal" style:font-style-complex="normal"/>
    </style:style>
    <style:style style:name="T109" style:family="text">
      <style:text-properties fo:font-style="normal" fo:font-weight="normal" officeooo:rsid="01e9ea50" style:font-style-asian="normal" style:font-weight-asian="normal" style:font-style-complex="normal" style:font-weight-complex="normal"/>
    </style:style>
    <style:style style:name="T110" style:family="text">
      <style:text-properties fo:font-style="normal" fo:font-weight="normal" officeooo:rsid="01935357" style:font-style-asian="normal" style:font-weight-asian="normal" style:font-style-complex="normal" style:font-weight-complex="normal"/>
    </style:style>
    <style:style style:name="T111" style:family="text">
      <style:text-properties fo:font-style="normal" fo:font-weight="normal" officeooo:rsid="01e93e50" style:font-style-asian="normal" style:font-weight-asian="normal" style:font-style-complex="normal" style:font-weight-complex="normal"/>
    </style:style>
    <style:style style:name="T112" style:family="text">
      <style:text-properties fo:font-style="normal" fo:font-weight="normal" officeooo:rsid="02304bc7" style:font-style-asian="normal" style:font-weight-asian="normal" style:font-style-complex="normal" style:font-weight-complex="normal"/>
    </style:style>
    <style:style style:name="T113" style:family="text">
      <style:text-properties fo:font-style="normal" fo:font-weight="normal" officeooo:rsid="00af3a2e" style:font-style-asian="normal" style:font-weight-asian="normal" style:font-style-complex="normal" style:font-weight-complex="normal"/>
    </style:style>
    <style:style style:name="T114" style:family="text">
      <style:text-properties style:font-name="DejaVu Sans" fo:font-size="12pt" style:font-size-asian="12pt" style:font-size-complex="12pt"/>
    </style:style>
    <style:style style:name="T115" style:family="text">
      <style:text-properties style:font-name="DejaVu Sans" fo:font-size="12pt" officeooo:rsid="02d1669d" style:font-size-asian="12pt" style:font-size-complex="12pt"/>
    </style:style>
    <style:style style:name="T116" style:family="text">
      <style:text-properties style:font-name="DejaVu Sans" fo:font-size="12pt" officeooo:rsid="031a8078" style:font-size-asian="12pt" style:font-size-complex="12pt"/>
    </style:style>
    <style:style style:name="T117" style:family="text">
      <style:text-properties style:font-name="DejaVu Sans" fo:font-size="12pt" officeooo:rsid="02d42776" style:font-size-asian="12pt" style:font-size-complex="12pt"/>
    </style:style>
    <style:style style:name="T118" style:family="text">
      <style:text-properties style:font-name="DejaVu Sans" fo:font-size="12pt" officeooo:rsid="032a0c20" style:font-size-asian="12pt" style:font-size-complex="12pt"/>
    </style:style>
    <style:style style:name="T119" style:family="text">
      <style:text-properties style:font-name="DejaVu Sans" fo:font-size="12pt" officeooo:rsid="03a38435" style:font-size-asian="12pt" style:font-size-complex="12pt"/>
    </style:style>
    <style:style style:name="T120" style:family="text">
      <style:text-properties style:font-name="DejaVu Sans" fo:font-size="12pt" fo:font-weight="bold" style:font-size-asian="12pt" style:font-weight-asian="bold" style:font-size-complex="12pt" style:font-weight-complex="bold"/>
    </style:style>
    <style:style style:name="T121" style:family="text">
      <style:text-properties style:font-name="DejaVu San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p text:style-name="P9"/>
      <text:p text:style-name="P4"><text:span text:style-name="T114">Maurin Donneaud<text:line-break/>Designer industriel &amp; Creative technologist<text:line-break/></text:span><text:span text:style-name="T115">35 rue des </text:span><text:span text:style-name="T119">M</text:span><text:span text:style-name="T115">euniers</text:span><text:span text:style-name="T114"> 7501</text:span><text:span text:style-name="T115">2</text:span><text:span text:style-name="T114"> Paris<text:line-break/></text:span><text:a xlink:type="simple" xlink:href="http://www.etextile.org/" text:style-name="Internet_20_link" text:visited-style-name="Visited_20_Internet_20_Link"><text:span text:style-name="T114">www.etextile.org</text:span></text:a></text:p>
      <text:h text:style-name="P11" text:outline-level="1"/>
      <text:h text:style-name="P11" text:outline-level="1"/>
      <text:h text:style-name="P11" text:outline-level="1"/>
      <text:p text:style-name="P3"><text:span text:style-name="T2">Partitions interactives audio-textiles </text:span><text:span text:style-name="T3">~</text:span><text:line-break/><text:span text:style-name="T106">Exploration musicale par le toucher</text:span></text:p>
      <text:h text:style-name="P7" text:outline-level="1"><text:a xlink:type="simple" xlink:href="https://www.ulysses-network.eu/competitions/artistic-research-residency-program-2020-2021/" text:style-name="Internet_20_link" text:visited-style-name="Visited_20_Internet_20_Link"><text:span text:style-name="T121">Résidence en recherche artistique - candidature 2020-2021</text:span></text:a><text:span text:style-name="T114"><text:line-break/></text:span></text:h>
      <text:p text:style-name="P12"><text:span text:style-name="T5"><text:tab/>Passionné par l’art, la science et la technologie, </text:span><text:span text:style-name="T57">j</text:span><text:span text:style-name="T58">e</text:span><text:span text:style-name="T57"> développe, fabrique </text:span><text:span text:style-name="T90">et utilise</text:span><text:span text:style-name="T57"> des </text:span><text:span text:style-name="T87">interfaces</text:span><text:span text:style-name="T57"> tactiles </text:span><text:span text:style-name="T87">en </text:span><text:span text:style-name="T57">textile </text:span><text:span text:style-name="T58">dédié</text:span><text:span text:style-name="T97">e</text:span><text:span text:style-name="T58">s à la composition musicale</text:span><text:span text:style-name="T57">.</text:span><text:span text:style-name="T59"> </text:span><text:span text:style-name="T89">Cette recherche représente pour moi</text:span><text:span text:style-name="T76"> un moyen de façonner la technologie en lien avec </text:span><text:span text:style-name="T92">des savoir faire</text:span><text:span text:style-name="T76"> </text:span><text:span text:style-name="T92">traditionnels textiles</text:span><text:span text:style-name="T89">,</text:span><text:span text:style-name="T76"> </text:span><text:span text:style-name="T90">ainsi qu’</text:span><text:span text:style-name="T89">un moyen de </text:span><text:span text:style-name="T76">concevoir des objets numériques plus familiers, </text:span><text:span text:style-name="T74">plus facile </text:span><text:span text:style-name="T88">d’accès</text:span><text:span text:style-name="T74">, </text:span><text:span text:style-name="T76">plus conviviaux. </text:span><text:span text:style-name="T60">La spécificité textile de ces interfaces </text:span><text:span text:style-name="T61">tactiles</text:span><text:span text:style-name="T62"> </text:span><text:span text:style-name="T60">permet de créer différentes textures au toucher pour guider l’exploration tactile </text:span><text:span text:style-name="T63">de mondes</text:span><text:span text:style-name="T60"> sonore</text:span><text:span text:style-name="T63">s</text:span><text:span text:style-name="T60">. </text:span><text:span text:style-name="T92">Par monde sonore, j’entends l’idée d</text:span><text:span text:style-name="T93">e composer, </text:span><text:span text:style-name="T92">organiser </text:span><text:span text:style-name="T93">et</text:span><text:span text:style-name="T92"> cartographier des matières sonores interactives. </text:span><text:span text:style-name="T93">Ces cartographies tactiles et sonores </text:span><text:span text:style-name="T62">représente</text:span><text:span text:style-name="T91">nt</text:span><text:span text:style-name="T62"> </text:span><text:span text:style-name="T94">également </text:span><text:span text:style-name="T62">un moyen </text:span><text:span text:style-name="T61">de</text:span><text:span text:style-name="T64"> </text:span><text:span text:style-name="T60">libérer le regard de l’écran </text:span><text:span text:style-name="T61">pour</text:span><text:span text:style-name="T60"> tenter de favoriser une écoute attentive. </text:span><text:span text:style-name="T61">C</text:span><text:span text:style-name="T64">onçus à partir </text:span><text:span text:style-name="T57">de textiles fonctionnels (textiles conducteurs et résistifs), </text:span><text:span text:style-name="T61">c</text:span><text:span text:style-name="T57">es interfaces </text:span><text:span text:style-name="T65">permettent</text:span><text:span text:style-name="T57"> </text:span><text:span text:style-name="T65">d’</text:span><text:span text:style-name="T66">analyse</text:span><text:span text:style-name="T65">r</text:span><text:span text:style-name="T66"> et</text:span><text:span text:style-name="T57"> caractéris</text:span><text:span text:style-name="T67">er</text:span><text:span text:style-name="T66"> </text:span><text:span text:style-name="T57">le toucher </text:span><text:span text:style-name="T65">(</text:span><text:span text:style-name="T61">nombre de contacts, </text:span><text:span text:style-name="T68">p</text:span><text:span text:style-name="T65">osition</text:span><text:span text:style-name="T68">s</text:span><text:span text:style-name="T65">, taille</text:span><text:span text:style-name="T68">s</text:span><text:span text:style-name="T61">, </text:span><text:span text:style-name="T65">pression</text:span><text:span text:style-name="T68">s</text:span><text:span text:style-name="T65">, vitesse</text:span><text:span text:style-name="T68">s</text:span><text:span text:style-name="T65"> de déplacement</text:span><text:span text:style-name="T68">s</text:span><text:span text:style-name="T65">, etc)</text:span><text:span text:style-name="T57">.</text:span><text:span text:style-name="T63"> D</text:span><text:span text:style-name="T68">’une simple caresse à </text:span><text:span text:style-name="T69">une forte pression, </text:span><text:span text:style-name="T83">l</text:span><text:span text:style-name="T70">e</text:span><text:span text:style-name="T79">s gestes et touchers</text:span><text:span text:style-name="T60"> </text:span><text:span text:style-name="T63">propre</text:span><text:span text:style-name="T79">s</text:span><text:span text:style-name="T63"> au medium textile</text:span><text:span text:style-name="T68"> </text:span><text:span text:style-name="T79">peuvent être </text:span><text:span text:style-name="T81">ainsi </text:span><text:span text:style-name="T79">utilisés pour</text:span><text:span text:style-name="T71"> favoriser un contrôle intuitif et expressif des sons. </text:span><text:span text:style-name="T84">Nous pourrions par exemple</text:span><text:span text:style-name="T82"> </text:span><text:span text:style-name="T78">falsifier</text:span><text:span text:style-name="T85"> le son d’une caresse </text:span><text:span text:style-name="T84">en produisant une </text:span><text:span text:style-name="T80">énergie</text:span><text:span text:style-name="T77"> </text:span><text:span text:style-name="T84">sonore qui</text:span><text:span text:style-name="T86"> </text:span><text:span text:style-name="T77">correspond </text:span><text:span text:style-name="T85">au geste capté </text:span><text:span text:style-name="T84">tout en</text:span><text:span text:style-name="T85"> </text:span><text:span text:style-name="T84">restituant un</text:span><text:span text:style-name="T85"> </text:span><text:span text:style-name="T84">son</text:span><text:span text:style-name="T85"> </text:span><text:span text:style-name="T86">décalé</text:span><text:span text:style-name="T85">.</text:span><text:span text:style-name="T77"> </text:span><text:span text:style-name="T70">Pour </text:span><text:span text:style-name="T72">permet</text:span><text:span text:style-name="T68">t</text:span><text:span text:style-name="T96">r</text:span><text:span text:style-name="T68">e</text:span><text:span text:style-name="T73"> </text:span><text:span text:style-name="T79">une </text:span><text:span text:style-name="T70">implication du</text:span><text:span text:style-name="T60"> corps </text:span><text:span text:style-name="T61">dans </text:span><text:span text:style-name="T74">le</text:span><text:span text:style-name="T61"> jeu</text:span><text:span text:style-name="T72"> </text:span><text:span text:style-name="T61">musical</text:span><text:span text:style-name="T72">,</text:span><text:span text:style-name="T75"> ces</text:span><text:span text:style-name="T60"> </text:span><text:span text:style-name="T94">inter</text:span><text:span text:style-name="T95">faces</text:span><text:span text:style-name="T76"> </text:span><text:span text:style-name="T72">offre</text:span><text:span text:style-name="T68">nt</text:span><text:span text:style-name="T72"> </text:span><text:span text:style-name="T94">des</text:span><text:span text:style-name="T87"> </text:span><text:span text:style-name="T94">surfaces</text:span><text:span text:style-name="T87"> </text:span><text:span text:style-name="T95">d’interactions </text:span><text:span text:style-name="T76">généreuse</text:span><text:span text:style-name="T68">s.</text:span><text:span text:style-name="T76"> </text:span><text:span text:style-name="T7">L</text:span><text:span text:style-name="T6">’interface </text:span><text:a xlink:type="simple" xlink:href="http://xy.etextile.org/" text:style-name="Internet_20_link" text:visited-style-name="Visited_20_Internet_20_Link"><text:span text:style-name="T120">textile</text:span></text:a><text:a xlink:type="simple" xlink:href="http://xy.etextile.org/" text:style-name="Internet_20_link" text:visited-style-name="Visited_20_Internet_20_Link"><text:span text:style-name="T120">-XY</text:span></text:a><text:span text:style-name="T6"> </text:span><text:span text:style-name="T8">conçu</text:span><text:span text:style-name="T7"> e</text:span><text:span text:style-name="T6">n 2005, est un textile </text:span><text:span text:style-name="T9">tactile </text:span><text:span text:style-name="T6">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20">textile-E256</text:span></text:a><text:span text:style-name="T6">. </text:span><text:span text:style-name="T5">Pour rendre ces technologies accessibles, j</text:span><text:span text:style-name="T4">’attache une grande importance </text:span><text:span text:style-name="T10">à la documentation et </text:span><text:span text:style-name="T4">au choix des outils </text:span><text:span text:style-name="T9">et matériaux </text:span><text:span text:style-name="T4">nécessaires à </text:span><text:span text:style-name="T10">leur</text:span><text:span text:style-name="T4"> fabrication. </text:span><text:span text:style-name="T104">Je cherche à diffuser ces technologies</text:span><text:span text:style-name="T99"> </text:span><text:span text:style-name="T104">en contribuant à</text:span><text:span text:style-name="T99"> des publications scientifiques et </text:span><text:span text:style-name="T98">conférences </text:span><text:span text:style-name="T99">internationales </text:span><text:span text:style-name="T101">tel</text:span><text:span text:style-name="T99">les</text:span><text:span text:style-name="T101"> que </text:span><text:span text:style-name="T98">: </text:span><text:span text:style-name="T99">IHM-07 </text:span><text:span text:style-name="T102">(</text:span><text:span text:style-name="T103">Paris</text:span><text:span text:style-name="T102">), </text:span><text:span text:style-name="T98">NIME’17 </text:span><text:span text:style-name="T103">(</text:span><text:span text:style-name="Strong_20_Emphasis"><text:span text:style-name="T105">Copenhague</text:span></text:span><text:span text:style-name="T103">)</text:span><text:span text:style-name="T98">, MOCO 2017 </text:span><text:span text:style-name="T103">(Londres</text:span><text:span text:style-name="T98">). </text:span><text:span text:style-name="T114">Récemment accueilli en résidence à l’université d’Auckland (AUT, </text:span><text:span text:style-name="T116">Nouvelle-Zélande</text:span><text:span text:style-name="T114">) au sein du département Colab, laboratoire dédié à l’utilisation créative des technologies, j’ai </text:span><text:span text:style-name="T117">développé</text:span><text:span text:style-name="T114"> </text:span><text:span text:style-name="T118">le</text:span><text:span text:style-name="T114"> contenu musical </text:span><text:span text:style-name="T118">de</text:span><text:span text:style-name="T114"> six interfaces textile</text:span><text:span text:style-name="T116">s</text:span><text:span text:style-name="T114">. Ce travail a notamment donné lieu à un concert public programmé dans l’association Audio Foundation</text:span><text:bookmark text:name="editShowcaseTitle"/><text:span text:style-name="T114"> </text:span><text:span text:style-name="T116">(NZ)</text:span><text:span text:style-name="T114">. </text:span><text:span text:style-name="T4">Au delà du domaine musical, qui représente </text:span><text:span text:style-name="T11">pour moi </text:span><text:span text:style-name="T12">un</text:span><text:span text:style-name="T13"> </text:span><text:span text:style-name="T7">axe de recherche </text:span><text:span text:style-name="T13">pri</text:span><text:span text:style-name="T11">vilégi</text:span><text:span text:style-name="T14">é</text:span><text:span text:style-name="T4">, </text:span><text:span text:style-name="T15">il m’arrive d’</text:span><text:span text:style-name="T7">explorer</text:span><text:span text:style-name="T15"> </text:span><text:span text:style-name="T7">d’autres </text:span><text:span text:style-name="T4">applications. </text:span><text:span text:style-name="T7">J’</text:span><text:span text:style-name="T16">ai notamment travaillé</text:span><text:span text:style-name="T17"> </text:span><text:span text:style-name="T16">pour </text:span><text:span text:style-name="T7">la société </text:span><text:span text:style-name="T15">PSA </text:span><text:span text:style-name="T18">(</text:span><text:span text:style-name="T17">20</text:span><text:span text:style-name="T18">16-2017) </text:span><text:span text:style-name="T16">sur </text:span><text:span text:style-name="T7">un projet </text:span><text:span text:style-name="T12">de commandes tactiles</text:span><text:span text:style-name="T7"> pour</text:span><text:span text:style-name="T15"> </text:span><text:span text:style-name="T4">l’automobile</text:span><text:span text:style-name="T15"> </text:span><text:span text:style-name="T38">et</text:span><text:span text:style-name="T16"> </text:span><text:span text:style-name="T38">j</text:span><text:span text:style-name="T16">e développe actuellement</text:span><text:span text:style-name="T7"> un </text:span><text:span text:style-name="T16">produit</text:span><text:span text:style-name="T7"> </text:span><text:span text:style-name="T19">avec retour haptique </text:span><text:span text:style-name="T7">pour </text:span><text:span text:style-name="T18">d</text:span><text:span text:style-name="T7">es personnes atteintes </text:span><text:span text:style-name="T20">de </text:span><text:span text:style-name="T21">trouble</text:span><text:span text:style-name="T53">s</text:span><text:span text:style-name="T21"> du comportement</text:span><text:span text:style-name="T15"> (Worth project)</text:span><text:span text:style-name="T4">. </text:span></text:p>
      <text:p text:style-name="P6"><text:span text:style-name="T32"><text:tab/>Je débute en octobre, une</text:span><text:span text:style-name="T29"> </text:span><text:span text:style-name="T18">thèse</text:span><text:span text:style-name="T29"> </text:span><text:span text:style-name="T30">basée sur la pratique </text:span><text:span text:style-name="T28">à l’université </text:span><text:span text:style-name="T18">de Loughborough (EN). </text:span><text:span text:style-name="T32">Cette thèse </text:span><text:span text:style-name="T52">qui porte sur la question de l’usage musical des interfaces textiles, me donnera</text:span><text:span text:style-name="T32"> </text:span><text:span text:style-name="T56">notamment </text:span><text:span text:style-name="T32">accès à de</text:span><text:span text:style-name="T48">s</text:span><text:span text:style-name="T31"> </text:span><text:span text:style-name="T30">ressources </text:span><text:span text:style-name="T48">humaines et matériel</text:span><text:span text:style-name="T54">les</text:span><text:span text:style-name="T48"> </text:span><text:span text:style-name="T55">pour pouvoir</text:span><text:span text:style-name="T50"> </text:span><text:span text:style-name="T47">développer et prototyper la partie textile d</text:span><text:span text:style-name="T48">e mes recherches</text:span><text:span text:style-name="T33">. Être accueilli au sein de l</text:span><text:span text:style-name="T31">a résidence en recherche artistique de l’IRCAM</text:span><text:span text:style-name="T29"> </text:span><text:span text:style-name="T31">me permettrait </text:span><text:span text:style-name="T36">d’appuyer</text:span><text:span text:style-name="T34"> </text:span><text:span text:style-name="T37">ce</text:span><text:span text:style-name="T34"> travail de thèse sur de solides </text:span><text:span text:style-name="T35">connaissances dans le </text:span><text:span text:style-name="T22">domaine sonore </text:span><text:span text:style-name="T47">et</text:span><text:span text:style-name="T37"> </text:span><text:span text:style-name="T36">la captation du </text:span><text:span text:style-name="T35">geste.</text:span><text:span text:style-name="T39"> </text:span><text:span text:style-name="T43">Nous pourrions</text:span><text:span text:style-name="T26"> </text:span><text:span text:style-name="T43">ensemble, </text:span><text:span text:style-name="T26">amplifier l’expérience </text:span><text:span text:style-name="T45">que proposent</text:span><text:span text:style-name="T43"> ces textiles, développer des o</text:span><text:span text:style-name="T40">utils </text:span><text:span text:style-name="T48">numériques</text:span><text:span text:style-name="T40"> </text:span><text:span text:style-name="T48">spécifiques</text:span><text:span text:style-name="T43"> </text:span><text:span text:style-name="T51">pour</text:span><text:span text:style-name="T48"> la</text:span><text:span text:style-name="T40"> </text:span><text:span text:style-name="T27">compos</text:span><text:span text:style-name="T48">ition </text:span><text:span text:style-name="T49">musicale</text:span><text:span text:style-name="T39">, </text:span><text:span text:style-name="T43">réfléchir à la c</text:span><text:span text:style-name="T25">ohéren</text:span><text:span text:style-name="T23">ce</text:span><text:span text:style-name="T25"> </text:span><text:span text:style-name="T40">entre </text:span><text:span text:style-name="T43">type de </text:span><text:span text:style-name="T25">toucher </text:span><text:span text:style-name="T41">et</text:span><text:span text:style-name="T39"> </text:span><text:span text:style-name="T24">modalité de jeux </text:span><text:span text:style-name="T44">et </text:span><text:span text:style-name="T42">d</text:span><text:span text:style-name="T27">évelopper </text:span><text:span text:style-name="T44">des </text:span><text:span text:style-name="T23">contenu</text:span><text:span text:style-name="T44">s</text:span><text:span text:style-name="T23"> musica</text:span><text:span text:style-name="T44">ux</text:span><text:span text:style-name="T23"> </text:span><text:span text:style-name="T44">pour illustrer </text:span><text:span text:style-name="T46">le potentiel</text:span><text:span text:style-name="T44"> </text:span><text:span text:style-name="T46">de</text:span><text:span text:style-name="T44"> ce </text:span><text:span text:style-name="T46">nouveau type</text:span><text:span text:style-name="T44"> </text:span><text:span text:style-name="T49">d’</text:span><text:span text:style-name="T44">interface.</text:span></text:p>
      <text:p text:style-name="P10"/>
      <text:p text:style-name="P5">Maurin Donneau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1" svg:font-family="'Aharoni CLM'" style:font-pitch="variable"/>
    <style:font-face style:name="Aharoni CLM"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text-align="start"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Liberation Sans" fo:font-size="8pt" officeooo:paragraph-rsid="039eafa4" style:font-size-asian="8pt" style:font-size-complex="8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1" fo:font-size="14pt" fo:font-weight="normal" style:font-size-asian="14pt" style:font-weight-asian="normal" style:font-size-complex="14pt" style:font-weight-complex="normal"/>
    </style:style>
    <style:style style:name="MT1" style:family="text">
      <style:text-properties fo:color="#000000" style:text-position="12% 100%" fo:font-style="normal" officeooo:rsid="027d8f48" style:font-style-asian="normal" style:font-style-complex="normal"/>
    </style:style>
    <style:style style:name="MT2" style:family="text">
      <style:text-properties fo:font-style="normal" officeooo:rsid="00cdfafe" style:font-style-asian="normal" style:font-style-complex="normal"/>
    </style:style>
    <style:style style:name="MT3" style:family="text">
      <style:text-properties fo:font-style="normal" fo:font-weight="normal" officeooo:rsid="01e9ea50" style:font-style-asian="normal" style:font-weight-asian="normal" style:font-style-complex="normal" style:font-weight-complex="normal"/>
    </style:style>
    <style:style style:name="MT4" style:family="text">
      <style:text-properties fo:font-style="normal" officeooo:rsid="01935357" style:font-style-asian="normal" style:font-style-complex="normal"/>
    </style:style>
    <style:style style:name="MT5" style:family="text">
      <style:text-properties fo:font-style="normal" fo:font-weight="normal" officeooo:rsid="01935357" style:font-style-asian="normal" style:font-weight-asian="normal" style:font-style-complex="normal" style:font-weight-complex="normal"/>
    </style:style>
    <style:style style:name="MT6" style:family="text">
      <style:text-properties fo:font-style="normal" fo:font-weight="normal" officeooo:rsid="01e93e50" style:font-style-asian="normal" style:font-weight-asian="normal" style:font-style-complex="normal" style:font-weight-complex="normal"/>
    </style:style>
    <style:style style:name="MT7" style:family="text">
      <style:text-properties fo:font-style="normal" fo:font-weight="normal" officeooo:rsid="02304bc7" style:font-style-asian="normal" style:font-weight-asian="normal" style:font-style-complex="normal" style:font-weight-complex="normal"/>
    </style:style>
    <style:style style:name="MT8"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309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artitions interactives audio-textiles</text:span><text:span text:style-name="MT2"> </text:span><text:span text:style-name="MT3">-</text:span><text:span text:style-name="MT4"> </text:span><text:span text:style-name="MT5">Résidence en recherche artistique </text:span><text:span text:style-name="MT3">-</text:span><text:span text:style-name="MT5"> </text:span><text:span text:style-name="MT6">IRCAM, </text:span><text:span text:style-name="MT7">c</text:span><text:span text:style-name="MT5">andidature</text:span><text:span text:style-name="MT8">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8T01:02:47.296992264</dc:date>
    <meta:editing-duration>P15DT12H22M51S</meta:editing-duration>
    <meta:editing-cycles>663</meta:editing-cycles>
    <meta:generator>LibreOffice/6.1.5.2$Linux_X86_64 LibreOffice_project/10$Build-2</meta:generator>
    <meta:print-date>2019-11-25T12:45:35.327578918</meta:print-date>
    <meta:document-statistic meta:table-count="0" meta:image-count="0" meta:object-count="0" meta:page-count="3" meta:paragraph-count="8" meta:word-count="575" meta:character-count="4022" meta:non-whitespace-character-count="3451"/>
  </office:meta>
</office:document-meta>
</file>